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get spinning Submit button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disable Submit button after sending form (1.5), packaging everything (0.5)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ting everythin ready on Pi3 for oupa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llation at Oupa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ugging comms. Got grafana to work via remote.it Works slightly better with Debug prints on, still some error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ging comms. <text:s/>No errors after the longer delay and change to 20.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d GUI, added extra error checks on comms, changed to static IP at oupa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C comms errors check, add retries for command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ated The Block to be the same as Pa’s, failed to start up after reboot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d The Block to be the same as Pa’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ned The Block, install on Emile’s Pi 4 and took to ou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/00/00</text:date>, <text:time style:data-style-name="N2" text:time-value="22:11:43.832702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8-18T22:12:27.749376001</dc:date>
    <meta:editing-duration>P1DT42M54S</meta:editing-duration>
    <meta:editing-cycles>73</meta:editing-cycles>
    <meta:generator>LibreOffice/6.0.7.3$Linux_X86_64 LibreOffice_project/00m0$Build-3</meta:generator>
    <meta:document-statistic meta:table-count="1" meta:cell-count="213" meta:object-count="0"/>
  </office:meta>
</office:document-meta>
</file>